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5.794cm"/>
    </style:style>
    <style:style style:name="co7" style:family="table-column">
      <style:table-column-properties fo:break-before="auto" style:column-width="1.61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0070c0"/>
    </style:style>
    <style:style style:name="ce7" style:family="table-cell" style:parent-style-name="Default" style:data-style-name="N0">
      <style:table-cell-properties fo:background-color="#777777"/>
    </style:style>
    <style:style style:name="ce14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a52a2a"/>
    </style:style>
    <style:style style:name="ce9" style:family="table-cell" style:parent-style-name="Default" style:data-style-name="N0">
      <style:table-cell-properties fo:background-color="#ffd700"/>
    </style:style>
    <style:style style:name="ce10" style:family="table-cell" style:parent-style-name="Default" style:data-style-name="N0">
      <style:table-cell-properties fo:background-color="#000000"/>
      <style:text-properties fo:color="#ffffff"/>
    </style:style>
    <style:style style:name="ce11" style:family="table-cell" style:parent-style-name="Default" style:data-style-name="N0">
      <style:table-cell-properties fo:background-color="#a020f0"/>
    </style:style>
    <style:style style:name="ce12" style:family="table-cell" style:parent-style-name="Default" style:data-style-name="N0">
      <style:table-cell-properties fo:background-color="#00b050"/>
    </style:style>
    <style:style style:name="ce13" style:family="table-cell" style:parent-style-name="Default" style:data-style-name="N0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cores)" table:allow-empty-cell="true" table:display-list="unsorted" table:base-cell-address="atores.B2">
          <table:error-message table:message-type="stop" table:display="true"/>
        </table:content-validation>
        <table:content-validation table:name="val2" table:condition="of:cell-content-is-in-list(lista2)" table:allow-empty-cell="false" table:display-list="unsorted" table:base-cell-address="relacionamentos.A2">
          <table:help-message table:display="true"/>
          <table:error-message table:message-type="stop" table:display="true"/>
        </table:content-validation>
        <table:content-validation table:name="val3" table:condition="of:cell-content-is-in-list(tipos_rel)" table:allow-empty-cell="false" table:display-list="unsorted" table:base-cell-address="relacionamentos.D2">
          <table:help-message table:display="true"/>
          <table:error-message table:message-type="stop" table:display="true"/>
        </table:content-validation>
        <table:content-validation table:name="val4" table:condition="of:cell-content-is-in-list(tipos_bool)" table:allow-empty-cell="false" table:display-list="unsorted" table:base-cell-address="relacionamentos.E2">
          <table:help-message table:display="true"/>
          <table:error-message table:message-type="stop" table:display="true"/>
        </table:content-validation>
      </table:content-validations>
      <table:table table:name="ato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3" table:default-cell-style-name="ce1"/>
        <table:table-column table:style-name="co4" table:number-columns-repeated="38" table:default-cell-style-name="ce1"/>
        <table:table-column table:style-name="co4" table:number-columns-repeated="960" table:default-cell-style-name="Default"/>
        <table:table-row table:style-name="ro1">
          <table:table-cell table:style-name="ce15" office:value-type="string" calcext:value-type="string">
            <text:p>ator</text:p>
          </table:table-cell>
          <table:table-cell table:style-name="ce15" office:value-type="string" calcext:value-type="string">
            <text:p>cor</text:p>
          </table:table-cell>
          <table:table-cell table:style-name="ce15" office:value-type="string" calcext:value-type="string">
            <text:p>grupo</text:p>
          </table:table-cell>
          <table:table-cell table:number-columns-repeated="4"/>
          <table:table-cell table:style-name="ce15" office:value-type="string" calcext:value-type="string">
            <text:p>Co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A</text:p>
          </table:table-cell>
          <table:table-cell table:content-validation-name="val1" office:value-type="string" calcext:value-type="string">
            <text:p>Branco</text:p>
          </table:table-cell>
          <table:table-cell table:number-columns-repeated="5"/>
          <table:table-cell table:style-name="ce5" office:value-type="string" calcext:value-type="string">
            <text:p>Amarel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rmelho</text:p>
          </table:table-cell>
          <table:table-cell table:content-validation-name="val1" office:value-type="string" calcext:value-type="string">
            <text:p>Vermelho</text:p>
          </table:table-cell>
          <table:table-cell table:style-name="ce2" office:value-type="string" calcext:value-type="string">
            <text:p>UVAM</text:p>
          </table:table-cell>
          <table:table-cell table:number-columns-repeated="4"/>
          <table:table-cell table:style-name="ce6" office:value-type="string" calcext:value-type="string">
            <text:p>Azu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rde</text:p>
          </table:table-cell>
          <table:table-cell table:content-validation-name="val1" office:value-type="string" calcext:value-type="string">
            <text:p>Verde</text:p>
          </table:table-cell>
          <table:table-cell table:style-name="ce2" office:value-type="string" calcext:value-type="string">
            <text:p>CEAN</text:p>
          </table:table-cell>
          <table:table-cell table:number-columns-repeated="4"/>
          <table:table-cell office:value-type="string" calcext:value-type="string">
            <text:p>Branc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zul</text:p>
          </table:table-cell>
          <table:table-cell table:content-validation-name="val1" office:value-type="string" calcext:value-type="string">
            <text:p>Azul</text:p>
          </table:table-cell>
          <table:table-cell table:style-name="ce2" office:value-type="string" calcext:value-type="string">
            <text:p>CEAN</text:p>
          </table:table-cell>
          <table:table-cell table:number-columns-repeated="4"/>
          <table:table-cell table:style-name="ce7" office:value-type="string" calcext:value-type="string">
            <text:p>Cinz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MA</text:p>
          </table:table-cell>
          <table:table-cell table:content-validation-name="val1" office:value-type="string" calcext:value-type="string">
            <text:p>Preto</text:p>
          </table:table-cell>
          <table:table-cell table:style-name="ce2"/>
          <table:table-cell table:number-columns-repeated="4"/>
          <table:table-cell table:style-name="ce14" office:value-type="string" calcext:value-type="string">
            <text:p>Laranj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arelo</text:p>
          </table:table-cell>
          <table:table-cell table:content-validation-name="val1" office:value-type="string" calcext:value-type="string">
            <text:p>Amarelo</text:p>
          </table:table-cell>
          <table:table-cell table:style-name="ce2" office:value-type="string" calcext:value-type="string">
            <text:p>UVAM</text:p>
          </table:table-cell>
          <table:table-cell table:number-columns-repeated="4"/>
          <table:table-cell table:style-name="ce8" office:value-type="string" calcext:value-type="string">
            <text:p>Marro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rom</text:p>
          </table:table-cell>
          <table:table-cell table:content-validation-name="val1" office:value-type="string" calcext:value-type="string">
            <text:p>Marrom</text:p>
          </table:table-cell>
          <table:table-cell table:style-name="ce2" office:value-type="string" calcext:value-type="string">
            <text:p>UVAM</text:p>
          </table:table-cell>
          <table:table-cell table:number-columns-repeated="4"/>
          <table:table-cell table:style-name="ce9" office:value-type="string" calcext:value-type="string">
            <text:p>Our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VLT</text:p>
          </table:table-cell>
          <table:table-cell table:content-validation-name="val1" office:value-type="string" calcext:value-type="string">
            <text:p>Preto</text:p>
          </table:table-cell>
          <table:table-cell table:style-name="ce2"/>
          <table:table-cell table:number-columns-repeated="4"/>
          <table:table-cell table:style-name="ce10" office:value-type="string" calcext:value-type="string">
            <text:p>Pret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L</text:p>
          </table:table-cell>
          <table:table-cell table:content-validation-name="val1" office:value-type="string" calcext:value-type="string">
            <text:p>Preto</text:p>
          </table:table-cell>
          <table:table-cell table:style-name="ce2"/>
          <table:table-cell table:number-columns-repeated="4"/>
          <table:table-cell table:style-name="ce11" office:value-type="string" calcext:value-type="string">
            <text:p>Rox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ST2M</text:p>
          </table:table-cell>
          <table:table-cell table:content-validation-name="val1" office:value-type="string" calcext:value-type="string">
            <text:p>Preto</text:p>
          </table:table-cell>
          <table:table-cell table:style-name="ce2"/>
          <table:table-cell table:number-columns-repeated="4"/>
          <table:table-cell table:style-name="ce12" office:value-type="string" calcext:value-type="string">
            <text:p>Ver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Índios</text:p>
          </table:table-cell>
          <table:table-cell table:content-validation-name="val1" office:value-type="string" calcext:value-type="string">
            <text:p>Preto</text:p>
          </table:table-cell>
          <table:table-cell table:style-name="ce2"/>
          <table:table-cell table:number-columns-repeated="4"/>
          <table:table-cell table:style-name="ce13" office:value-type="string" calcext:value-type="string">
            <text:p>Vermelh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VAM</text:p>
          </table:table-cell>
          <table:table-cell table:content-validation-name="val1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CEAN</text:p>
          </table:table-cell>
          <table:table-cell table:content-validation-name="val1"/>
          <table:table-cell table:style-name="ce2"/>
          <table:table-cell table:number-columns-repeated="1021"/>
        </table:table-row>
        <table:table-row table:style-name="ro1" table:number-rows-repeated="34">
          <table:table-cell/>
          <table:table-cell table:style-name="ce4" table:content-validation-name="val1"/>
          <table:table-cell table:number-columns-repeated="1022"/>
        </table:table-row>
        <table:table-row table:style-name="ro1" table:number-rows-repeated="3">
          <table:table-cell/>
          <table:table-cell table:content-validation-name="val1"/>
          <table:table-cell table:number-columns-repeated="1022"/>
        </table:table-row>
        <table:table-row table:style-name="ro1" table:number-rows-repeated="946">
          <table:table-cell table:number-columns-repeated="102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cionamentos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24" table:default-cell-style-name="ce1"/>
        <table:table-column table:style-name="co4" table:number-columns-repeated="38" table:default-cell-style-name="ce1"/>
        <table:table-column table:style-name="co4" table:number-columns-repeated="960" table:default-cell-style-name="Default"/>
        <table:table-row table:style-name="ro1">
          <table:table-cell table:style-name="ce15" office:value-type="string" calcext:value-type="string">
            <text:p>de</text:p>
          </table:table-cell>
          <table:table-cell table:style-name="ce15" office:value-type="string" calcext:value-type="string">
            <text:p>relacionamento</text:p>
          </table:table-cell>
          <table:table-cell table:style-name="ce15" office:value-type="string" calcext:value-type="string">
            <text:p>para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bilateral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Amarelo</text:p>
          </table:table-cell>
          <table:table-cell office:value-type="string" calcext:value-type="string">
            <text:p>Depende</text:p>
          </table:table-cell>
          <table:table-cell table:content-validation-name="val2" office:value-type="string" calcext:value-type="string">
            <text:p>UVAM</text:p>
          </table:table-cell>
          <table:table-cell table:content-validation-name="val3" office:value-type="string" calcext:value-type="string">
            <text:p>Neutr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Azul</text:p>
          </table:table-cell>
          <table:table-cell office:value-type="string" calcext:value-type="string">
            <text:p>Apoia</text:p>
          </table:table-cell>
          <table:table-cell table:content-validation-name="val2" office:value-type="string" calcext:value-type="string">
            <text:p>Índios</text:p>
          </table:table-cell>
          <table:table-cell table:content-validation-name="val3" office:value-type="string" calcext:value-type="string">
            <text:p>Posi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IMA</text:p>
          </table:table-cell>
          <table:table-cell office:value-type="string" calcext:value-type="string">
            <text:p>Ataca</text:p>
          </table:table-cell>
          <table:table-cell table:content-validation-name="val2" office:value-type="string" calcext:value-type="string">
            <text:p>Azul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IMA</text:p>
          </table:table-cell>
          <table:table-cell office:value-type="string" calcext:value-type="string">
            <text:p>Ataca</text:p>
          </table:table-cell>
          <table:table-cell table:content-validation-name="val2" office:value-type="string" calcext:value-type="string">
            <text:p>Verde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Índios</text:p>
          </table:table-cell>
          <table:table-cell office:value-type="string" calcext:value-type="string">
            <text:p>Perturbam a ordem pública</text:p>
          </table:table-cell>
          <table:table-cell table:content-validation-name="val2" office:value-type="string" calcext:value-type="string">
            <text:p>Vermelho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Marrom</text:p>
          </table:table-cell>
          <table:table-cell office:value-type="string" calcext:value-type="string">
            <text:p>Ataca</text:p>
          </table:table-cell>
          <table:table-cell table:content-validation-name="val2" office:value-type="string" calcext:value-type="string">
            <text:p>Verde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MLA</text:p>
          </table:table-cell>
          <table:table-cell office:value-type="string" calcext:value-type="string">
            <text:p>Desestabiliza </text:p>
          </table:table-cell>
          <table:table-cell table:content-validation-name="val2" office:value-type="string" calcext:value-type="string">
            <text:p>Amarelo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Vermelho</text:p>
          </table:table-cell>
          <table:table-cell office:value-type="string" calcext:value-type="string">
            <text:p>Financia/Treina/Arma</text:p>
          </table:table-cell>
          <table:table-cell table:content-validation-name="val2" office:value-type="string" calcext:value-type="string">
            <text:p>MVLT</text:p>
          </table:table-cell>
          <table:table-cell table:content-validation-name="val3" office:value-type="string" calcext:value-type="string">
            <text:p>Posi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Verde</text:p>
          </table:table-cell>
          <table:table-cell office:value-type="string" calcext:value-type="string">
            <text:p>Ataca</text:p>
          </table:table-cell>
          <table:table-cell table:content-validation-name="val2" office:value-type="string" calcext:value-type="string">
            <text:p>MVLT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Verde</text:p>
          </table:table-cell>
          <table:table-cell office:value-type="string" calcext:value-type="string">
            <text:p>Ataca</text:p>
          </table:table-cell>
          <table:table-cell table:content-validation-name="val2" office:value-type="string" calcext:value-type="string">
            <text:p>VL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Vermelho</text:p>
          </table:table-cell>
          <table:table-cell office:value-type="string" calcext:value-type="string">
            <text:p>Ataca</text:p>
          </table:table-cell>
          <table:table-cell table:content-validation-name="val2" office:value-type="string" calcext:value-type="string">
            <text:p>Verde</text:p>
          </table:table-cell>
          <table:table-cell table:content-validation-name="val3" office:value-type="string" calcext:value-type="string">
            <text:p>Negativo</text:p>
          </table:table-cell>
          <table:table-cell table:content-validation-name="val4" office:value-type="string" calcext:value-type="string">
            <text:p>Sim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Vermelho</text:p>
          </table:table-cell>
          <table:table-cell office:value-type="string" calcext:value-type="string">
            <text:p>Patrocina</text:p>
          </table:table-cell>
          <table:table-cell table:content-validation-name="val2" office:value-type="string" calcext:value-type="string">
            <text:p>IMA</text:p>
          </table:table-cell>
          <table:table-cell table:content-validation-name="val3" office:value-type="string" calcext:value-type="string">
            <text:p>Posi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Amarelo</text:p>
          </table:table-cell>
          <table:table-cell office:value-type="string" calcext:value-type="string">
            <text:p>Financia/Treina/Arma</text:p>
          </table:table-cell>
          <table:table-cell table:content-validation-name="val2" office:value-type="string" calcext:value-type="string">
            <text:p>MVLT</text:p>
          </table:table-cell>
          <table:table-cell table:content-validation-name="val3" office:value-type="string" calcext:value-type="string">
            <text:p>Posi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Marrom</text:p>
          </table:table-cell>
          <table:table-cell office:value-type="string" calcext:value-type="string">
            <text:p>Financia/Treina/Arma</text:p>
          </table:table-cell>
          <table:table-cell table:content-validation-name="val2" office:value-type="string" calcext:value-type="string">
            <text:p>MVLT</text:p>
          </table:table-cell>
          <table:table-cell table:content-validation-name="val3" office:value-type="string" calcext:value-type="string">
            <text:p>Positivo</text:p>
          </table:table-cell>
          <table:table-cell table:content-validation-name="val4" office:value-type="string" calcext:value-type="string">
            <text:p>Não</text:p>
          </table:table-cell>
          <table:table-cell table:number-columns-repeated="1019"/>
        </table:table-row>
        <table:table-row table:style-name="ro1" table:number-rows-repeated="24">
          <table:table-cell table:content-validation-name="val2"/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 table:number-rows-repeated="50">
          <table:table-cell table:content-validation-name="val2"/>
          <table:table-cell/>
          <table:table-cell table:content-validation-name="val2"/>
          <table:table-cell table:number-columns-repeated="1021"/>
        </table:table-row>
        <table:table-row table:style-name="ro1" table:number-rows-repeated="751">
          <table:table-cell table:number-columns-repeated="1024"/>
        </table:table-row>
        <table:table-row table:style-name="ro2" table:number-rows-repeated="104772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xiliar" table:style-name="ta2">
        <table:table-column table:style-name="co7" table:number-columns-repeated="64" table:default-cell-style-name="ce1"/>
        <table:table-column table:style-name="co7" table:number-columns-repeated="960" table:default-cell-style-name="Default"/>
        <table:table-row table:style-name="ro4">
          <table:table-cell table:style-name="ce15" office:value-type="string" calcext:value-type="string">
            <text:p>ator</text:p>
          </table:table-cell>
          <table:table-cell table:style-name="ce15"/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Tipos</text:p>
          </table:table-cell>
          <table:table-cell table:style-name="ce15" office:value-type="string" calcext:value-type="string">
            <text:p>Bool</text:p>
          </table:table-cell>
          <table:table-cell table:number-columns-repeated="1019"/>
        </table:table-row>
        <table:table-row table:style-name="ro4">
          <table:table-cell table:number-matrix-columns-spanned="1" table:number-matrix-rows-spanned="1" table:formula="of:=IF(COUNTA(lista1)&gt;=ROWS([.$A$1:.A1]);INDEX(lista1;MATCH(SMALL(COUNTIF(lista1;&quot;&lt;&quot;&amp;lista1);ROW([.A1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5" office:value-type="string" calcext:value-type="string">
            <text:p>Amarelo</text:p>
          </table:table-cell>
          <table:table-cell table:style-name="ce4" office:value-type="string" calcext:value-type="string">
            <text:p>Positivo</text:p>
          </table:table-cell>
          <table:table-cell table:style-name="ce4" office:value-type="string" calcext:value-type="string">
            <text:p>Sim</text:p>
          </table:table-cell>
          <table:table-cell table:number-columns-repeated="1019"/>
        </table:table-row>
        <table:table-row table:style-name="ro4">
          <table:table-cell table:number-matrix-columns-spanned="1" table:number-matrix-rows-spanned="1" table:formula="of:=IF(COUNTA(lista1)&gt;=ROWS([.$A$1:.A2]);INDEX(lista1;MATCH(SMALL(COUNTIF(lista1;&quot;&lt;&quot;&amp;lista1);ROW([.A2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6" office:value-type="string" calcext:value-type="string">
            <text:p>Azul</text:p>
          </table:table-cell>
          <table:table-cell table:style-name="ce4" office:value-type="string" calcext:value-type="string">
            <text:p>Negativo</text:p>
          </table:table-cell>
          <table:table-cell table:style-name="ce4" office:value-type="string" calcext:value-type="string">
            <text:p>Não</text:p>
          </table:table-cell>
          <table:table-cell table:number-columns-repeated="1019"/>
        </table:table-row>
        <table:table-row table:style-name="ro4">
          <table:table-cell table:number-matrix-columns-spanned="1" table:number-matrix-rows-spanned="1" table:formula="of:=IF(COUNTA(lista1)&gt;=ROWS([.$A$1:.A3]);INDEX(lista1;MATCH(SMALL(COUNTIF(lista1;&quot;&lt;&quot;&amp;lista1);ROW([.A3]));COUNTIF(lista1;&quot;&lt;&quot;&amp;lista1);0));&quot;&quot;)" office:value-type="string" office:string-value="" calcext:value-type="error">
            <text:p>Err:504</text:p>
          </table:table-cell>
          <table:table-cell/>
          <table:table-cell office:value-type="string" calcext:value-type="string">
            <text:p>Branco</text:p>
          </table:table-cell>
          <table:table-cell table:style-name="ce4" office:value-type="string" calcext:value-type="string">
            <text:p>Neutro</text:p>
          </table:table-cell>
          <table:table-cell table:number-columns-repeated="1020"/>
        </table:table-row>
        <table:table-row table:style-name="ro4">
          <table:table-cell table:number-matrix-columns-spanned="1" table:number-matrix-rows-spanned="1" table:formula="of:=IF(COUNTA(lista1)&gt;=ROWS([.$A$1:.A4]);INDEX(lista1;MATCH(SMALL(COUNTIF(lista1;&quot;&lt;&quot;&amp;lista1);ROW([.A4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7" office:value-type="string" calcext:value-type="string">
            <text:p>Cinza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5]);INDEX(lista1;MATCH(SMALL(COUNTIF(lista1;&quot;&lt;&quot;&amp;lista1);ROW([.A5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14" office:value-type="string" calcext:value-type="string">
            <text:p>Laranja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6]);INDEX(lista1;MATCH(SMALL(COUNTIF(lista1;&quot;&lt;&quot;&amp;lista1);ROW([.A6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8" office:value-type="string" calcext:value-type="string">
            <text:p>Marrom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7]);INDEX(lista1;MATCH(SMALL(COUNTIF(lista1;&quot;&lt;&quot;&amp;lista1);ROW([.A7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9" office:value-type="string" calcext:value-type="string">
            <text:p>Ouro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8]);INDEX(lista1;MATCH(SMALL(COUNTIF(lista1;&quot;&lt;&quot;&amp;lista1);ROW([.A8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10" office:value-type="string" calcext:value-type="string">
            <text:p>Preto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9]);INDEX(lista1;MATCH(SMALL(COUNTIF(lista1;&quot;&lt;&quot;&amp;lista1);ROW([.A9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11" office:value-type="string" calcext:value-type="string">
            <text:p>Roxo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10]);INDEX(lista1;MATCH(SMALL(COUNTIF(lista1;&quot;&lt;&quot;&amp;lista1);ROW([.A10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12" office:value-type="string" calcext:value-type="string">
            <text:p>Verde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11]);INDEX(lista1;MATCH(SMALL(COUNTIF(lista1;&quot;&lt;&quot;&amp;lista1);ROW([.A11]));COUNTIF(lista1;&quot;&lt;&quot;&amp;lista1);0));&quot;&quot;)" office:value-type="string" office:string-value="" calcext:value-type="error">
            <text:p>Err:504</text:p>
          </table:table-cell>
          <table:table-cell/>
          <table:table-cell table:style-name="ce13" office:value-type="string" calcext:value-type="string">
            <text:p>Vermelho</text:p>
          </table:table-cell>
          <table:table-cell table:number-columns-repeated="1021"/>
        </table:table-row>
        <table:table-row table:style-name="ro4">
          <table:table-cell table:number-matrix-columns-spanned="1" table:number-matrix-rows-spanned="1" table:formula="of:=IF(COUNTA(lista1)&gt;=ROWS([.$A$1:.A12]);INDEX(lista1;MATCH(SMALL(COUNTIF(lista1;&quot;&lt;&quot;&amp;lista1);ROW([.A1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3]);INDEX(lista1;MATCH(SMALL(COUNTIF(lista1;&quot;&lt;&quot;&amp;lista1);ROW([.A1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4]);INDEX(lista1;MATCH(SMALL(COUNTIF(lista1;&quot;&lt;&quot;&amp;lista1);ROW([.A1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5]);INDEX(lista1;MATCH(SMALL(COUNTIF(lista1;&quot;&lt;&quot;&amp;lista1);ROW([.A1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6]);INDEX(lista1;MATCH(SMALL(COUNTIF(lista1;&quot;&lt;&quot;&amp;lista1);ROW([.A1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7]);INDEX(lista1;MATCH(SMALL(COUNTIF(lista1;&quot;&lt;&quot;&amp;lista1);ROW([.A1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8]);INDEX(lista1;MATCH(SMALL(COUNTIF(lista1;&quot;&lt;&quot;&amp;lista1);ROW([.A1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9]);INDEX(lista1;MATCH(SMALL(COUNTIF(lista1;&quot;&lt;&quot;&amp;lista1);ROW([.A1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0]);INDEX(lista1;MATCH(SMALL(COUNTIF(lista1;&quot;&lt;&quot;&amp;lista1);ROW([.A2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1]);INDEX(lista1;MATCH(SMALL(COUNTIF(lista1;&quot;&lt;&quot;&amp;lista1);ROW([.A2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2]);INDEX(lista1;MATCH(SMALL(COUNTIF(lista1;&quot;&lt;&quot;&amp;lista1);ROW([.A2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3]);INDEX(lista1;MATCH(SMALL(COUNTIF(lista1;&quot;&lt;&quot;&amp;lista1);ROW([.A2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4]);INDEX(lista1;MATCH(SMALL(COUNTIF(lista1;&quot;&lt;&quot;&amp;lista1);ROW([.A2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5]);INDEX(lista1;MATCH(SMALL(COUNTIF(lista1;&quot;&lt;&quot;&amp;lista1);ROW([.A2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6]);INDEX(lista1;MATCH(SMALL(COUNTIF(lista1;&quot;&lt;&quot;&amp;lista1);ROW([.A2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7]);INDEX(lista1;MATCH(SMALL(COUNTIF(lista1;&quot;&lt;&quot;&amp;lista1);ROW([.A2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8]);INDEX(lista1;MATCH(SMALL(COUNTIF(lista1;&quot;&lt;&quot;&amp;lista1);ROW([.A2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29]);INDEX(lista1;MATCH(SMALL(COUNTIF(lista1;&quot;&lt;&quot;&amp;lista1);ROW([.A2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0]);INDEX(lista1;MATCH(SMALL(COUNTIF(lista1;&quot;&lt;&quot;&amp;lista1);ROW([.A3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1]);INDEX(lista1;MATCH(SMALL(COUNTIF(lista1;&quot;&lt;&quot;&amp;lista1);ROW([.A3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2]);INDEX(lista1;MATCH(SMALL(COUNTIF(lista1;&quot;&lt;&quot;&amp;lista1);ROW([.A3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3]);INDEX(lista1;MATCH(SMALL(COUNTIF(lista1;&quot;&lt;&quot;&amp;lista1);ROW([.A3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4]);INDEX(lista1;MATCH(SMALL(COUNTIF(lista1;&quot;&lt;&quot;&amp;lista1);ROW([.A3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5]);INDEX(lista1;MATCH(SMALL(COUNTIF(lista1;&quot;&lt;&quot;&amp;lista1);ROW([.A3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6]);INDEX(lista1;MATCH(SMALL(COUNTIF(lista1;&quot;&lt;&quot;&amp;lista1);ROW([.A3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7]);INDEX(lista1;MATCH(SMALL(COUNTIF(lista1;&quot;&lt;&quot;&amp;lista1);ROW([.A3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8]);INDEX(lista1;MATCH(SMALL(COUNTIF(lista1;&quot;&lt;&quot;&amp;lista1);ROW([.A3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39]);INDEX(lista1;MATCH(SMALL(COUNTIF(lista1;&quot;&lt;&quot;&amp;lista1);ROW([.A3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0]);INDEX(lista1;MATCH(SMALL(COUNTIF(lista1;&quot;&lt;&quot;&amp;lista1);ROW([.A4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1]);INDEX(lista1;MATCH(SMALL(COUNTIF(lista1;&quot;&lt;&quot;&amp;lista1);ROW([.A4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2]);INDEX(lista1;MATCH(SMALL(COUNTIF(lista1;&quot;&lt;&quot;&amp;lista1);ROW([.A4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3]);INDEX(lista1;MATCH(SMALL(COUNTIF(lista1;&quot;&lt;&quot;&amp;lista1);ROW([.A4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4]);INDEX(lista1;MATCH(SMALL(COUNTIF(lista1;&quot;&lt;&quot;&amp;lista1);ROW([.A4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5]);INDEX(lista1;MATCH(SMALL(COUNTIF(lista1;&quot;&lt;&quot;&amp;lista1);ROW([.A4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6]);INDEX(lista1;MATCH(SMALL(COUNTIF(lista1;&quot;&lt;&quot;&amp;lista1);ROW([.A4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7]);INDEX(lista1;MATCH(SMALL(COUNTIF(lista1;&quot;&lt;&quot;&amp;lista1);ROW([.A4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8]);INDEX(lista1;MATCH(SMALL(COUNTIF(lista1;&quot;&lt;&quot;&amp;lista1);ROW([.A4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49]);INDEX(lista1;MATCH(SMALL(COUNTIF(lista1;&quot;&lt;&quot;&amp;lista1);ROW([.A4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0]);INDEX(lista1;MATCH(SMALL(COUNTIF(lista1;&quot;&lt;&quot;&amp;lista1);ROW([.A5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1]);INDEX(lista1;MATCH(SMALL(COUNTIF(lista1;&quot;&lt;&quot;&amp;lista1);ROW([.A5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2]);INDEX(lista1;MATCH(SMALL(COUNTIF(lista1;&quot;&lt;&quot;&amp;lista1);ROW([.A5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3]);INDEX(lista1;MATCH(SMALL(COUNTIF(lista1;&quot;&lt;&quot;&amp;lista1);ROW([.A5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4]);INDEX(lista1;MATCH(SMALL(COUNTIF(lista1;&quot;&lt;&quot;&amp;lista1);ROW([.A5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5]);INDEX(lista1;MATCH(SMALL(COUNTIF(lista1;&quot;&lt;&quot;&amp;lista1);ROW([.A5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6]);INDEX(lista1;MATCH(SMALL(COUNTIF(lista1;&quot;&lt;&quot;&amp;lista1);ROW([.A5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7]);INDEX(lista1;MATCH(SMALL(COUNTIF(lista1;&quot;&lt;&quot;&amp;lista1);ROW([.A5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8]);INDEX(lista1;MATCH(SMALL(COUNTIF(lista1;&quot;&lt;&quot;&amp;lista1);ROW([.A5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59]);INDEX(lista1;MATCH(SMALL(COUNTIF(lista1;&quot;&lt;&quot;&amp;lista1);ROW([.A5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0]);INDEX(lista1;MATCH(SMALL(COUNTIF(lista1;&quot;&lt;&quot;&amp;lista1);ROW([.A6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1]);INDEX(lista1;MATCH(SMALL(COUNTIF(lista1;&quot;&lt;&quot;&amp;lista1);ROW([.A6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2]);INDEX(lista1;MATCH(SMALL(COUNTIF(lista1;&quot;&lt;&quot;&amp;lista1);ROW([.A6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3]);INDEX(lista1;MATCH(SMALL(COUNTIF(lista1;&quot;&lt;&quot;&amp;lista1);ROW([.A6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4]);INDEX(lista1;MATCH(SMALL(COUNTIF(lista1;&quot;&lt;&quot;&amp;lista1);ROW([.A6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5]);INDEX(lista1;MATCH(SMALL(COUNTIF(lista1;&quot;&lt;&quot;&amp;lista1);ROW([.A6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6]);INDEX(lista1;MATCH(SMALL(COUNTIF(lista1;&quot;&lt;&quot;&amp;lista1);ROW([.A6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7]);INDEX(lista1;MATCH(SMALL(COUNTIF(lista1;&quot;&lt;&quot;&amp;lista1);ROW([.A6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8]);INDEX(lista1;MATCH(SMALL(COUNTIF(lista1;&quot;&lt;&quot;&amp;lista1);ROW([.A6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69]);INDEX(lista1;MATCH(SMALL(COUNTIF(lista1;&quot;&lt;&quot;&amp;lista1);ROW([.A6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0]);INDEX(lista1;MATCH(SMALL(COUNTIF(lista1;&quot;&lt;&quot;&amp;lista1);ROW([.A7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1]);INDEX(lista1;MATCH(SMALL(COUNTIF(lista1;&quot;&lt;&quot;&amp;lista1);ROW([.A7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2]);INDEX(lista1;MATCH(SMALL(COUNTIF(lista1;&quot;&lt;&quot;&amp;lista1);ROW([.A7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3]);INDEX(lista1;MATCH(SMALL(COUNTIF(lista1;&quot;&lt;&quot;&amp;lista1);ROW([.A7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4]);INDEX(lista1;MATCH(SMALL(COUNTIF(lista1;&quot;&lt;&quot;&amp;lista1);ROW([.A7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5]);INDEX(lista1;MATCH(SMALL(COUNTIF(lista1;&quot;&lt;&quot;&amp;lista1);ROW([.A7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6]);INDEX(lista1;MATCH(SMALL(COUNTIF(lista1;&quot;&lt;&quot;&amp;lista1);ROW([.A7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7]);INDEX(lista1;MATCH(SMALL(COUNTIF(lista1;&quot;&lt;&quot;&amp;lista1);ROW([.A7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8]);INDEX(lista1;MATCH(SMALL(COUNTIF(lista1;&quot;&lt;&quot;&amp;lista1);ROW([.A7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79]);INDEX(lista1;MATCH(SMALL(COUNTIF(lista1;&quot;&lt;&quot;&amp;lista1);ROW([.A7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0]);INDEX(lista1;MATCH(SMALL(COUNTIF(lista1;&quot;&lt;&quot;&amp;lista1);ROW([.A8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1]);INDEX(lista1;MATCH(SMALL(COUNTIF(lista1;&quot;&lt;&quot;&amp;lista1);ROW([.A8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2]);INDEX(lista1;MATCH(SMALL(COUNTIF(lista1;&quot;&lt;&quot;&amp;lista1);ROW([.A8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3]);INDEX(lista1;MATCH(SMALL(COUNTIF(lista1;&quot;&lt;&quot;&amp;lista1);ROW([.A8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4]);INDEX(lista1;MATCH(SMALL(COUNTIF(lista1;&quot;&lt;&quot;&amp;lista1);ROW([.A8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5]);INDEX(lista1;MATCH(SMALL(COUNTIF(lista1;&quot;&lt;&quot;&amp;lista1);ROW([.A8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6]);INDEX(lista1;MATCH(SMALL(COUNTIF(lista1;&quot;&lt;&quot;&amp;lista1);ROW([.A8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7]);INDEX(lista1;MATCH(SMALL(COUNTIF(lista1;&quot;&lt;&quot;&amp;lista1);ROW([.A8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8]);INDEX(lista1;MATCH(SMALL(COUNTIF(lista1;&quot;&lt;&quot;&amp;lista1);ROW([.A8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89]);INDEX(lista1;MATCH(SMALL(COUNTIF(lista1;&quot;&lt;&quot;&amp;lista1);ROW([.A8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0]);INDEX(lista1;MATCH(SMALL(COUNTIF(lista1;&quot;&lt;&quot;&amp;lista1);ROW([.A9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1]);INDEX(lista1;MATCH(SMALL(COUNTIF(lista1;&quot;&lt;&quot;&amp;lista1);ROW([.A91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2]);INDEX(lista1;MATCH(SMALL(COUNTIF(lista1;&quot;&lt;&quot;&amp;lista1);ROW([.A92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3]);INDEX(lista1;MATCH(SMALL(COUNTIF(lista1;&quot;&lt;&quot;&amp;lista1);ROW([.A93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4]);INDEX(lista1;MATCH(SMALL(COUNTIF(lista1;&quot;&lt;&quot;&amp;lista1);ROW([.A94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5]);INDEX(lista1;MATCH(SMALL(COUNTIF(lista1;&quot;&lt;&quot;&amp;lista1);ROW([.A95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6]);INDEX(lista1;MATCH(SMALL(COUNTIF(lista1;&quot;&lt;&quot;&amp;lista1);ROW([.A96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7]);INDEX(lista1;MATCH(SMALL(COUNTIF(lista1;&quot;&lt;&quot;&amp;lista1);ROW([.A97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8]);INDEX(lista1;MATCH(SMALL(COUNTIF(lista1;&quot;&lt;&quot;&amp;lista1);ROW([.A98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99]);INDEX(lista1;MATCH(SMALL(COUNTIF(lista1;&quot;&lt;&quot;&amp;lista1);ROW([.A99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>
          <table:table-cell table:number-matrix-columns-spanned="1" table:number-matrix-rows-spanned="1" table:formula="of:=IF(COUNTA(lista1)&gt;=ROWS([.$A$1:.A100]);INDEX(lista1;MATCH(SMALL(COUNTIF(lista1;&quot;&lt;&quot;&amp;lista1);ROW([.A100]));COUNTIF(lista1;&quot;&lt;&quot;&amp;lista1);0));&quot;&quot;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ores" table:base-cell-address="$auxiliar.$A$1" table:cell-range-address="auxiliar.$C$2:auxiliar.$C$12"/>
        <table:named-expression table:name="lista1" table:base-cell-address="$atores.$A$1" table:expression="OFFSET([atores.$A$2];0;0;COUNTA([atores.$A$2:.$A$101]))"/>
        <table:named-expression table:name="lista2" table:base-cell-address="$atores.$A$1" table:expression="[auxiliar.$A$2]:INDEX(lista_at2;SUMPRODUCT(--(lista_at2&lt;&gt;&quot;&quot;)))"/>
        <table:named-expression table:name="listaatores" table:base-cell-address="$atores.$A$1" table:expression="[atores.$A$2]:INDEX(lista_at;SUMPRODUCT(--(lista_at&lt;&gt;&quot;&quot;)))"/>
        <table:named-range table:name="lista_at" table:base-cell-address="$atores.$A$1" table:cell-range-address="atores.$A$2:atores.$A$101"/>
        <table:named-range table:name="lista_at2" table:base-cell-address="$auxiliar.$A$1" table:cell-range-address="auxiliar.$A$2:auxiliar.$A$101"/>
        <table:named-range table:name="tipos_bool" table:base-cell-address="$auxiliar.$A$1" table:cell-range-address="auxiliar.$E$2:auxiliar.$E$3"/>
        <table:named-range table:name="tipos_rel" table:base-cell-address="$auxiliar.$A$1" table:cell-range-address="auxiliar.$D$2:auxiliar.$D$4"/>
      </table:named-expressions>
      <table:database-ranges>
        <table:database-range table:name="__Anonymous_Sheet_DB__0" table:target-range-address="atores.H3:atores.H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1.3cm" fo:margin-right="1.3cm" style:print-page-order="ttb" style:first-page-number="continue" style:scale-to="100%" style:print="charts drawings objects"/>
      <style:header-style>
        <style:header-footer-properties fo:min-height="2cm" fo:margin-left="1.3cm" fo:margin-right="1.3cm" fo:margin-bottom="0cm"/>
      </style:header-style>
      <style:footer-style>
        <style:header-footer-properties fo:min-height="2cm" fo:margin-left="1.3cm" fo:margin-right="1.3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5.2$MacOSX_X86_64 LibreOffice_project/dd0751754f11728f69b42ee2af66670068624673</meta:generator>
    <meta:initial-creator>Microsoft Office User</meta:initial-creator>
    <meta:creation-date>2020-05-26T16:47:21Z</meta:creation-date>
    <dc:date>2020-08-12T15:31:29.275581075</dc:date>
    <meta:editing-duration>PT42S</meta:editing-duration>
    <meta:editing-cycles>1</meta:editing-cycles>
    <meta:document-statistic meta:table-count="3" meta:cell-count="239" meta:object-count="0"/>
  </office:meta>
</office:document-meta>
</file>